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42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35.4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er 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inal Am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duino U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duino Me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ID Se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FID Ta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 Display 16x2 (Green)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0:01:52.169655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dha Arondekar</meta:initial-creator>
    <meta:creation-date>2018-03-12T19:51:50.727420573</meta:creation-date>
    <meta:generator>LibreOffice/6.0.2.1$Linux_X86_64 LibreOffice_project/00m0$Build-1</meta:generator>
    <dc:date>2018-03-12T20:03:09.033013005</dc:date>
    <dc:creator>Aniruddha Arondekar</dc:creator>
    <meta:editing-duration>PT10M20S</meta:editing-duration>
    <meta:editing-cycles>9</meta:editing-cycles>
    <meta:document-statistic meta:table-count="1" meta:cell-count="10" meta:object-count="0"/>
  </office:meta>
</office:document-meta>
</file>